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ACT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frame table:end-cell-address="Sheet1.Q17" table:end-x="0.2378in" table:end-y="0.0209in" draw:z-index="0" draw:name="Chart 2" draw:style-name="gr1" svg:width="5.024in" svg:height="2.7902in" svg:x="0.5717in" svg:y="0.1469in">
              <draw:object draw:notify-on-update-of-ranges="Sheet1.A5:Sheet1.A15 Sheet1.B4:Sheet1.B4 Sheet1.B5:Sheet1.B15 Sheet1.C4:Sheet1.C4 Sheet1.C5:Sheet1.C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table:style-name="Default" office:value-type="float" office:value="113">
            <text:p>113</text:p>
          </table:table-cell>
          <table:table-cell office:value-type="float" office:value="94">
            <text:p>94</text:p>
          </table:table-cell>
          <table:table-cell table:formula="of:=AVERAGE([.B6:.E6])" office:value-type="float" office:value="110.75">
            <text:p>110.7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07">
            <text:p>107</text:p>
          </table:table-cell>
          <table:table-cell table:style-name="Default" office:value-type="float" office:value="106">
            <text:p>106</text:p>
          </table:table-cell>
          <table:table-cell office:value-type="float" office:value="85">
            <text:p>85</text:p>
          </table:table-cell>
          <table:table-cell table:formula="of:=AVERAGE([.B7:.E7])" office:value-type="float" office:value="101.25">
            <text:p>101.2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table:style-name="Default" office:value-type="float" office:value="101">
            <text:p>101</text:p>
          </table:table-cell>
          <table:table-cell office:value-type="float" office:value="80">
            <text:p>80</text:p>
          </table:table-cell>
          <table:table-cell table:formula="of:=AVERAGE([.B8:.E8])" office:value-type="float" office:value="95.25">
            <text:p>95.2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table:style-name="Default" office:value-type="float" office:value="95">
            <text:p>95</text:p>
          </table:table-cell>
          <table:table-cell office:value-type="float" office:value="75">
            <text:p>75</text:p>
          </table:table-cell>
          <table:table-cell table:formula="of:=AVERAGE([.B9:.E9])" office:value-type="float" office:value="85.5">
            <text:p>85.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table:style-name="Default" office:value-type="float" office:value="90">
            <text:p>90</text:p>
          </table:table-cell>
          <table:table-cell office:value-type="float" office:value="71">
            <text:p>71</text:p>
          </table:table-cell>
          <table:table-cell table:formula="of:=AVERAGE([.B10:.E10])" office:value-type="float" office:value="80.75">
            <text:p>80.7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table:style-name="Default" office:value-type="float" office:value="83">
            <text:p>83</text:p>
          </table:table-cell>
          <table:table-cell office:value-type="float" office:value="67">
            <text:p>67</text:p>
          </table:table-cell>
          <table:table-cell table:formula="of:=AVERAGE([.B11:.E11])" office:value-type="float" office:value="76.5">
            <text:p>76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table:style-name="Default" office:value-type="float" office:value="70">
            <text:p>70</text:p>
          </table:table-cell>
          <table:table-cell office:value-type="float" office:value="61">
            <text:p>61</text:p>
          </table:table-cell>
          <table:table-cell table:formula="of:=AVERAGE([.B12:.E12])" office:value-type="float" office:value="68.5">
            <text:p>68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table:style-name="Default" office:value-type="float" office:value="64">
            <text:p>64</text:p>
          </table:table-cell>
          <table:table-cell office:value-type="float" office:value="58">
            <text:p>58</text:p>
          </table:table-cell>
          <table:table-cell table:formula="of:=AVERAGE([.B13:.E13])" office:value-type="float" office:value="63">
            <text:p>63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table:style-name="Default" office:value-type="float" office:value="66">
            <text:p>66</text:p>
          </table:table-cell>
          <table:table-cell office:value-type="float" office:value="52">
            <text:p>52</text:p>
          </table:table-cell>
          <table:table-cell table:formula="of:=AVERAGE([.B14:.E14])" office:value-type="float" office:value="59.25">
            <text:p>59.2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style-name="Default" office:value-type="float" office:value="61">
            <text:p>61</text:p>
          </table:table-cell>
          <table:table-cell office:value-type="float" office:value="59">
            <text:p>59</text:p>
          </table:table-cell>
          <table:table-cell table:formula="of:=AVERAGE([.B15:.E15])" office:value-type="float" office:value="60.5">
            <text:p>6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Q33" table:end-x="0.2059in" table:end-y="0.0933in" draw:z-index="1" draw:name="Chart 3" draw:style-name="gr1" svg:width="5.024in" svg:height="2.8039in" svg:x="0.5398in" svg:y="0.011in">
              <draw:object draw:notify-on-update-of-ranges="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1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1:51:02.61</dc:date>
    <meta:document-statistic meta:table-count="3" meta:cell-count="69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62cm" svg:height="7.088cm" xlink:href=".." xlink:type="simple" chart:class="chart:line" chart:style-name="ch1">
        <chart:legend chart:legend-position="end" svg:x="10.815cm" svg:y="2.799cm" chart:style-name="ch2"/>
        <chart:plot-area chart:style-name="ch3" table:cell-range-address="Sheet1.A5:Sheet1.C15 Sheet1.A4:Sheet1.C4 Sheet1.F4:Sheet1.F15" chart:data-source-has-labels="both" svg:x="0.705cm" svg:y="0.699cm" svg:width="9.6cm" svg:height="5.828cm">
          <chartooo:coordinate-region svg:x="1.512cm" svg:y="0.898cm" svg:width="8.606cm" svg:height="4.98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F5:Sheet1.F15" chart:label-cell-address="Sheet1.F4:Sheet1.F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0.75">
                <text:p>11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0.5">
                <text:p>6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title svg:x="5.182cm" svg:y="0.277cm" chart:style-name="ch2">
          <text:p>Average</text:p>
        </chart:title>
        <chart:legend chart:legend-position="end" svg:x="10.815cm" svg:y="3.266cm" chart:style-name="ch3"/>
        <chart:plot-area chart:style-name="ch4" table:cell-range-address="Sheet1.F4:Sheet1.F15" chart:data-source-has-labels="row" svg:x="0.705cm" svg:y="1.854cm" svg:width="9.6cm" svg:height="4.707cm">
          <chartooo:coordinate-region svg:x="1.512cm" svg:y="2.053cm" svg:width="8.606cm" svg:height="3.8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75">
                <text:p>11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5">
                <text:p>6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